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Lato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Lato" fo:font-size="12pt" fo:letter-spacing="normal" fo:font-style="normal" fo:font-weight="normal" loext:padding="0in" loext:border="none"/>
    </style:style>
    <style:style style:name="T3" style:family="text">
      <style:text-properties fo:font-variant="normal" fo:text-transform="none" fo:color="#000000" style:font-name="Lato" fo:font-size="12pt" fo:letter-spacing="normal" fo:font-style="normal" fo:font-weight="bold" loext:padding="0in" loext:border="none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3399" style:text-line-through-style="none" style:text-line-through-type="none" style:font-name="Lato" fo:font-size="12pt" fo:letter-spacing="normal" fo:font-style="normal" style:text-underline-style="none" fo:font-weight="normal" style:text-blinking="false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“</text:span><text:span text:style-name="T1">You know you’re in love when you can’t fall asleep because reality is finally better than your dreams.”</text:span><text:span text:style-name="T3">-Dr. Suess</text:span><text:span text:style-name="T2"><text:line-break/><text:line-break/>“I’m selfish, impatient and a little insecure. I make mistakes, I am out of control and at times hard to handle. But if you can’t handle me at my worst, then you sure as hell don’t deserve me at my best.”</text:span><text:span text:style-name="T3">-Marilyn Monroe</text:span><text:span text:style-name="T2"><text:line-break/><text:line-break/>When one door of happiness closes, another opens; but often we look so long at the closed door that we do not see the one which has been opened for us.”</text:span><text:span text:style-name="T3">-Helen Keller</text:span><text:span text:style-name="T2"><text:line-break/>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08:36:56.858938951</meta:creation-date>
    <dc:date>2018-08-10T08:39:19.929568813</dc:date>
    <meta:editing-duration>PT2M25S</meta:editing-duration>
    <meta:editing-cycles>1</meta:editing-cycles>
    <meta:document-statistic meta:table-count="0" meta:image-count="0" meta:object-count="0" meta:page-count="1" meta:paragraph-count="1" meta:word-count="93" meta:character-count="503" meta:non-whitespace-character-count="408"/>
    <meta:generator>LibreOffice/5.1.6.2$Linux_X86_64 LibreOffice_project/10m0$Build-2</meta:generator>
  </office:meta>
</office:document-meta>
</file>